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19209a" officeooo:paragraph-rsid="001995ac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9209a" officeooo:paragraph-rsid="001995ac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9209a" officeooo:paragraph-rsid="001995ac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80215" officeooo:paragraph-rsid="001995ac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9198b" officeooo:paragraph-rsid="001995ac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normal" officeooo:paragraph-rsid="001995ac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80215" officeooo:paragraph-rsid="001995ac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9198b" officeooo:paragraph-rsid="001995ac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f17ae" officeooo:paragraph-rsid="001995ac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fo:font-weight="bold" officeooo:rsid="0019198b" officeooo:paragraph-rsid="001995ac" style:font-size-asian="16pt" style:font-weight-asian="bold" style:font-size-complex="16pt" style:font-weight-complex="bold"/>
    </style:style>
    <style:style style:name="T1" style:family="text">
      <style:text-properties officeooo:rsid="001995ac"/>
    </style:style>
    <style:style style:name="T2" style:family="text">
      <style:text-properties officeooo:rsid="0019198b"/>
    </style:style>
    <style:style style:name="T3" style:family="text">
      <style:text-properties officeooo:rsid="001d18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– <text:span text:style-name="T1">1</text:span></text:p>
      <text:p text:style-name="P2"/>
      <text:p text:style-name="P6">1. Assigning Values to Variables</text:p>
      <text:p text:style-name="P6"><text:tab/>counter = 100 # An integer assignment</text:p>
      <text:p text:style-name="P6"><text:tab/>miles = 1000.0 # A floating point</text:p>
      <text:p text:style-name="P6"><text:tab/>name = "John" # A string</text:p>
      <text:p text:style-name="P6"><text:tab/>print (counter)</text:p>
      <text:p text:style-name="P6"><text:tab/>print (miles)</text:p>
      <text:p text:style-name="P6"><text:tab/>print (name)</text:p>
      <text:p text:style-name="P7"/>
      <text:p text:style-name="P7"/>
      <text:p text:style-name="P7">2. Multiple Assignment</text:p>
      <text:p text:style-name="P7">Python allows you to assign a single value to several variables simultaneously.</text:p>
      <text:p text:style-name="P7">For example:</text:p>
      <text:p text:style-name="P7">a = b = c = 1</text:p>
      <text:p text:style-name="P7">a, b, c = 1, 2, "john"</text:p>
      <text:p text:style-name="P7"/>
      <text:p text:style-name="P7"/>
      <text:p text:style-name="P7">3. Standard Data Types</text:p>
      <text:p text:style-name="P7">Python has five standard data types:</text:p>
      <text:p text:style-name="P7">□ Numbers</text:p>
      <text:p text:style-name="P7">□ String</text:p>
      <text:p text:style-name="P7">□ List</text:p>
      <text:p text:style-name="P7">□ Tuple</text:p>
      <text:p text:style-name="P7">□ Dictionary</text:p>
      <text:p text:style-name="P7"/>
      <text:p text:style-name="P7"/>
      <text:p text:style-name="P7">4. Python Numbers</text:p>
      <text:p text:style-name="P7"><text:tab/>a = 5 # integer assignment</text:p>
      <text:p text:style-name="P7"><text:tab/>b= 4.56 #floating point assignment</text:p>
      <text:p text:style-name="P7"><text:tab/>#mathematical operations with scalar variables</text:p>
      <text:p text:style-name="P7"><text:tab/>print (5*a), would give the result 25</text:p>
      <text:p text:style-name="P7"><text:tab/>print (a/2) , would give the result 2.5</text:p>
      <text:p text:style-name="P7"><text:tab/>print(a**2), is the power (squaring operation) would give the result 25</text:p>
      <text:p text:style-name="P7"/>
      <text:p text:style-name="P7"/>
      <text:p text:style-name="P7">5. Python Strings</text:p>
      <text:p text:style-name="P7">str = 'Hello World!'</text:p>
      <text:p text:style-name="P7">print (str) # Prints complete string</text:p>
      <text:p text:style-name="P7">print (str[0]) # Prints first character of the string</text:p>
      <text:p text:style-name="P7">print (str[2:5]) # Prints characters starting from 3rd to 5th</text:p>
      <text:p text:style-name="P7">print (str[2:]) # Prints string starting from 3rd character</text:p>
      <text:p text:style-name="P7">print (str * 2) # Prints string two times</text:p>
      <text:p text:style-name="P4">print (str + "TEST") # Prints concatenated string</text:p>
      <text:p text:style-name="P4"/>
      <text:p text:style-name="P4"/>
      <text:p text:style-name="P3"/>
      <text:p text:style-name="P9"><text:soft-page-break/>EXAMPLES WITH ANSWERS ALREADY GIVEN</text:p>
      <text:p text:style-name="P7"/>
      <text:p text:style-name="P7">6. Updating a string</text:p>
      <text:p text:style-name="P7">var1 = 'Hello World!'</text:p>
      <text:p text:style-name="P7">print ("Updated String :", var1[:6] + 'Python')</text:p>
      <text:p text:style-name="P7">Ans: Updated String :Hello Python</text:p>
      <text:p text:style-name="P7"/>
      <text:p text:style-name="P7"/>
      <text:p text:style-name="P7">7. String formatting operator</text:p>
      <text:p text:style-name="P7">One of Python's coolest features is the string format operator %. This operator is unique to</text:p>
      <text:p text:style-name="P7">strings and makes up for the pack of having functions f rom C's printf() family. Following is a simple example:</text:p>
      <text:p text:style-name="P7">print( "My name is %s and weight is %d kg!" % ('Abay', 55))</text:p>
      <text:p text:style-name="P7">My name is Abay and weight is 55 kg!</text:p>
      <text:p text:style-name="P7"/>
      <text:p text:style-name="P7"/>
      <text:p text:style-name="P7">8. Built−in String methods</text:p>
      <text:p text:style-name="P7">capitalize() , the first character of the string is converted to upper case.</text:p>
      <text:p text:style-name="P7">str = "this is string example wow!!!";</text:p>
      <text:p text:style-name="P7">print (str.capitalize())</text:p>
      <text:p text:style-name="P7">Ans: This is string example wow!!!</text:p>
      <text:p text:style-name="P7"/>
      <text:p text:style-name="P7">lower(),returns a copy of the string in which all case−based characters have been</text:p>
      <text:p text:style-name="P7">lowercased.</text:p>
      <text:p text:style-name="P7">str = "THIS IS STRING EXAMPLE ... WOW!!!";</text:p>
      <text:p text:style-name="P7">print (str.lower())</text:p>
      <text:p text:style-name="P7">this is string example... wow!!!</text:p>
      <text:p text:style-name="P7"/>
      <text:p text:style-name="P7">replace(), this method returns a copy of the string with all occurrences of substring old</text:p>
      <text:p text:style-name="P7">replaced by new.</text:p>
      <text:p text:style-name="P7">str = "this is string example ... wow!!! this is really string";</text:p>
      <text:p text:style-name="P7">print (str.replace("is", "was"))</text:p>
      <text:p text:style-name="P7">Ans: thwas was string example ... wow!!! thwas was really string</text:p>
      <text:p text:style-name="P7"/>
      <text:p text:style-name="P7">swapcase(), this method returns a copy of the string in which al l the case−based characters</text:p>
      <text:p text:style-name="P7">have had their case swapped.</text:p>
      <text:p text:style-name="P7">str = "this is string example ... wow!!!";</text:p>
      <text:p text:style-name="P7">print (str.swapcase())</text:p>
      <text:p text:style-name="P7">Ans: THIS IS STRING EXAMPLE ... WOW!!!</text:p>
      <text:p text:style-name="P7"/>
      <text:p text:style-name="P7">title(),returns a copy of the string in which first characters of all the words are capitalized.</text:p>
      <text:p text:style-name="P7">str = "this is string example ... wow!!!";</text:p>
      <text:p text:style-name="P7">print (str.title())</text:p>
      <text:p text:style-name="P4">Ans: This Is String Example ... Wow!!!</text:p>
      <text:p text:style-name="P4"/>
      <text:p text:style-name="P7"><text:span text:style-name="T2">9. </text:span>Python LIST</text:p>
      <text:p text:style-name="P7">Lists are the most versatile of Python's compound data types. A list contains items</text:p>
      <text:p text:style-name="P7">separated by commas and enclosed within square brackets ([]). To some extent, lists are</text:p>
      <text:p text:style-name="P7"><text:soft-page-break/>similar to arrays in C. One difference between them is that all the items belonging to a list</text:p>
      <text:p text:style-name="P7">can be of different data type.</text:p>
      <text:p text:style-name="P7">The values stored in a list can be accessed using the slice operator ([ ] and [:]) with indexes</text:p>
      <text:p text:style-name="P7">starting at 0 in the beginning of the list and working their way to end −1. The plus (+) sign is the</text:p>
      <text:p text:style-name="P7">list concatenation operator, and the asterisk (*) is the repetition operator. For example:</text:p>
      <text:p text:style-name="P7">list = [ 'abcd', 786 , 2.23, 'john', 70.2 ]</text:p>
      <text:p text:style-name="P7">tinylist = [123, 'john']</text:p>
      <text:p text:style-name="P7">print (list) # Prints complete list</text:p>
      <text:p text:style-name="P7">print (list[0]) # Prints first element of the list</text:p>
      <text:p text:style-name="P7">print (list[1:3]) # Prints elements starting from 2nd till 3rd</text:p>
      <text:p text:style-name="P7">print (list[2:]) # Prints elements starting from 3rd element</text:p>
      <text:p text:style-name="P7">print (tinylist * 2) # Prints list two times</text:p>
      <text:p text:style-name="P7">print (list + tinylist) # Prints concatenated lists</text:p>
      <text:p text:style-name="P7">Output will be like this</text:p>
      <text:p text:style-name="P7">['abcd', 786, 2.23, 'john', 70.200000000000003]</text:p>
      <text:p text:style-name="P7">abcd</text:p>
      <text:p text:style-name="P7">[786, 2.23]</text:p>
      <text:p text:style-name="P7">[2.23, 'john', 70.200000000000003]</text:p>
      <text:p text:style-name="P7">[123, 'john', 123, 'john']</text:p>
      <text:p text:style-name="P7">['abcd', 786, 2.23, 'john', 70.200000000000003, 123, 'john']</text:p>
      <text:p text:style-name="P7">Note: LIST is mutable data type</text:p>
      <text:p text:style-name="P7"/>
      <text:p text:style-name="P7">Functions &amp; Methods in LIST</text:p>
      <text:p text:style-name="P7">list = ['physics', 'chemistry', 1997, 2000];</text:p>
      <text:p text:style-name="P7">list.append(‘maths’)</text:p>
      <text:p text:style-name="P7">Ans: ['physics', 'chemistry', 1997, 2000, ‘maths’];</text:p>
      <text:p text:style-name="P7"/>
      <text:p text:style-name="P7">To delete an element in a list</text:p>
      <text:p text:style-name="P7">del list[2], will remove 1997 record from the list.</text:p>
      <text:p text:style-name="P7"/>
      <text:p text:style-name="P7">To check a data in a list,</text:p>
      <text:p text:style-name="P7">‘physics’ in list, will return ‘True’</text:p>
      <text:p text:style-name="P7">‘english’ in list, will return ‘False’</text:p>
      <text:p text:style-name="P7">len(list), will return total items in list</text:p>
      <text:p text:style-name="P7">list.count(‘physics’)</text:p>
      <text:p text:style-name="P7">Ans: 1</text:p>
      <text:p text:style-name="P7"/>
      <text:p text:style-name="P7">list.pop (), will remove and return the last item from the list.</text:p>
      <text:p text:style-name="P7">list = ['physics', 'chemistry', 1997, 2000];</text:p>
      <text:p text:style-name="P7">list.pop()</text:p>
      <text:p text:style-name="P7">Ans: ['physics', 'chemistry', 1997]</text:p>
      <text:p text:style-name="P7"/>
      <text:p text:style-name="P7">list.insert() , will insert an item in the specified index</text:p>
      <text:p text:style-name="P7">list = ['physics', 'chemistry', 1997, 2000];</text:p>
      <text:p text:style-name="P7">list.insert (2, ‘maths’)</text:p>
      <text:p text:style-name="P7">Ans: ['physics', 'chemistry', ‘maths’, 1997, 2000];</text:p>
      <text:p text:style-name="P7">list = ['physics', 'chemistry', 1997, 2000];</text:p>
      <text:p text:style-name="P7"><text:soft-page-break/>list.remove(‘chemistry’), will remove the item specified.</text:p>
      <text:p text:style-name="P7">Ans: = ['physics', 1997, 2000];</text:p>
      <text:p text:style-name="P7">list = ['physics', 'chemistry', 1997, 2000];</text:p>
      <text:p text:style-name="P7">list.reverse(), will reverse the objects of the list in place.</text:p>
      <text:p text:style-name="P7">Ans: [2000, 1997, ‘chemistry’,’physics’]</text:p>
      <text:p text:style-name="P7"/>
      <text:p text:style-name="P7"/>
      <text:p text:style-name="P8">10. Python TUPLE</text:p>
      <text:p text:style-name="P8">A tuple is another sequence data type that is similar to the list. A tuple consists of a number</text:p>
      <text:p text:style-name="P8">of values separated by commas. Unlike lists, however, tuples are enclosed within</text:p>
      <text:p text:style-name="P8">parentheses.</text:p>
      <text:p text:style-name="P8">The main differences between lists and tuples are: Lists are enclosed in brackets ( [ ] ) and</text:p>
      <text:p text:style-name="P8">their elements and size can be changed, while tuples are enclosed in parentheses ( ( ) ) and</text:p>
      <text:p text:style-name="P8">cannot be updated. Tuples can be thought of as read-only lists.</text:p>
      <text:p text:style-name="P8">tuple = ( 'abcd', 786 , 2.23, 'john', 70.2 )</text:p>
      <text:p text:style-name="P8">list = [ 'abcd', 786 , 2.23, 'john', 70.2 ]</text:p>
      <text:p text:style-name="P8">tuple[2] = 1000 # Invalid syntax with tuple</text:p>
      <text:p text:style-name="P8">list[2] = 1000 # Valid syntax with list</text:p>
      <text:p text:style-name="P8"/>
      <text:p text:style-name="P8"/>
      <text:p text:style-name="P8">Looping &amp; Conditional Branches in Python</text:p>
      <text:p text:style-name="P8">Eg.1</text:p>
      <text:p text:style-name="P8">num=float(input(‘Enter a number:’))</text:p>
      <text:p text:style-name="P8">if num&gt;0:</text:p>
      <text:p text:style-name="P8">print(‘pos number’)</text:p>
      <text:p text:style-name="P8">elif num==0:</text:p>
      <text:p text:style-name="P8">print(‘zero’)</text:p>
      <text:p text:style-name="P8">else:</text:p>
      <text:p text:style-name="P8">print(‘Neg number’)</text:p>
      <text:p text:style-name="P8"/>
      <text:p text:style-name="P8"/>
      <text:p text:style-name="P8"/>
      <text:p text:style-name="P8"/>
      <text:p text:style-name="P8"/>
      <text:p text:style-name="P8">Eg.2</text:p>
      <text:p text:style-name="P8">x=float(input(‘Enter a number:’))</text:p>
      <text:p text:style-name="P8">if x&lt;10:</text:p>
      <text:p text:style-name="P8">print(‘smaller’)</text:p>
      <text:p text:style-name="P8">if x&gt;20:</text:p>
      <text:p text:style-name="P8">print(‘bigger’)</text:p>
      <text:p text:style-name="P8">print(‘Finished’)</text:p>
      <text:p text:style-name="P8"/>
      <text:p text:style-name="P8">Eg.3</text:p>
      <text:p text:style-name="P8">x=5</text:p>
      <text:p text:style-name="P8">print(‘Before 5’)</text:p>
      <text:p text:style-name="P8">if x==5:</text:p>
      <text:p text:style-name="P8">print (‘this is 5’)</text:p>
      <text:p text:style-name="P8">print(‘still 5’)</text:p>
      <text:p text:style-name="P8"><text:soft-page-break/>print(‘After 5’)</text:p>
      <text:p text:style-name="P8">print(‘Before 6’)</text:p>
      <text:p text:style-name="P8">if x==6:</text:p>
      <text:p text:style-name="P8">print(‘this is 6’)</text:p>
      <text:p text:style-name="P8">print (‘After 6’)</text:p>
      <text:p text:style-name="P8"/>
      <text:p text:style-name="P8"/>
      <text:p text:style-name="P8">Eg.4: which will never print?</text:p>
      <text:p text:style-name="P8">x=float(input(‘Enter a number:’))</text:p>
      <text:p text:style-name="P8">if x&lt;20:</text:p>
      <text:p text:style-name="P8">print(‘Below 20’)</text:p>
      <text:p text:style-name="P8">elif x&lt;10:</text:p>
      <text:p text:style-name="P8">print(‘Below 10’)</text:p>
      <text:p text:style-name="P8">else:</text:p>
      <text:p text:style-name="P8">print(‘something else’)</text:p>
      <text:p text:style-name="P8">Ans: Below 10</text:p>
      <text:p text:style-name="P8"/>
      <text:p text:style-name="P8"/>
      <text:p text:style-name="P8">Eg.5: Nested Decisions</text:p>
      <text:p text:style-name="P8">x=42</text:p>
      <text:p text:style-name="P8">if x&gt;1:</text:p>
      <text:p text:style-name="P8">print(‘above one’)</text:p>
      <text:p text:style-name="P8">if x&lt;100:</text:p>
      <text:p text:style-name="P8">print(‘less than 100’)</text:p>
      <text:p text:style-name="P8">print(‘All done’)</text:p>
      <text:p text:style-name="P8"/>
      <text:p text:style-name="P8"/>
      <text:p text:style-name="P8">Eg.6: Ternary operator</text:p>
      <text:p text:style-name="P8">age=15</text:p>
      <text:p text:style-name="P8">b=(‘kid’ if age&lt;18 else ‘adult’)</text:p>
      <text:p text:style-name="P8">print(b)</text:p>
      <text:p text:style-name="P5">#this will print ‘kid’</text:p>
      <text:p text:style-name="P5"/>
      <text:p text:style-name="P10">Usage of For-loop</text:p>
      <text:p text:style-name="P10"/>
      <text:p text:style-name="P8">Eg.1</text:p>
      <text:p text:style-name="P8">for val in [5,4,3,2,1]:</text:p>
      <text:p text:style-name="P8">print(val)</text:p>
      <text:p text:style-name="P8">print (‘Done’)</text:p>
      <text:p text:style-name="P8"/>
      <text:p text:style-name="P8"/>
      <text:p text:style-name="P8">Eg.2</text:p>
      <text:p text:style-name="P8">stud=[‘Ram’,’Vijay’,’Nithya’,’Anu’,’Ramesh’,’suja’]</text:p>
      <text:p text:style-name="P8">for k in stud:</text:p>
      <text:p text:style-name="P8">print(‘Hello:’, k)</text:p>
      <text:p text:style-name="P8">print(‘done’)</text:p>
      <text:p text:style-name="P8"/>
      <text:p text:style-name="P8"/>
      <text:p text:style-name="P8"><text:soft-page-break/></text:p>
      <text:p text:style-name="P8">Eg.3for i in range(5):</text:p>
      <text:p text:style-name="P8">print(i)</text:p>
      <text:p text:style-name="P8">If i&gt;2:</text:p>
      <text:p text:style-name="P8">print(‘Bigger than 2’)</text:p>
      <text:p text:style-name="P8">print(‘Done with i’,i)</text:p>
      <text:p text:style-name="P8"/>
      <text:p text:style-name="P8"/>
      <text:p text:style-name="P8">Eg.4: Calculate factors of a number</text:p>
      <text:p text:style-name="P8">x=int(input(‘Enter a number:’))</text:p>
      <text:p text:style-name="P8">for i in range(1,x+1):</text:p>
      <text:p text:style-name="P8">if x%i ==0:</text:p>
      <text:p text:style-name="P8">print(i)</text:p>
      <text:p text:style-name="P8">x=10</text:p>
      <text:p text:style-name="P8">1,2,5,10</text:p>
      <text:p text:style-name="P8"/>
      <text:p text:style-name="P8"/>
      <text:p text:style-name="P8">Eg.5: Calculate largest number in an array</text:p>
      <text:p text:style-name="P8">from math import *</text:p>
      <text:p text:style-name="P8">Let x= [9, 41, 12, 3, 74, 15]</text:p>
      <text:p text:style-name="P8">Largest=−inf</text:p>
      <text:p text:style-name="P8">for i in x:</text:p>
      <text:p text:style-name="P8">if i&gt;Largest:</text:p>
      <text:p text:style-name="P8">Largest=i</text:p>
      <text:p text:style-name="P8">Print(Largest)</text:p>
      <text:p text:style-name="P8"/>
      <text:p text:style-name="P8"/>
      <text:p text:style-name="P8">Eg.6: Calculate smallest number in an array</text:p>
      <text:p text:style-name="P8">from math import *</text:p>
      <text:p text:style-name="P8">Let x= [9, 41, 12, 3, 74, 15]</text:p>
      <text:p text:style-name="P8">smallest=inf</text:p>
      <text:p text:style-name="P8">for i in x:</text:p>
      <text:p text:style-name="P8">if i&lt;smallest:</text:p>
      <text:p text:style-name="P8">smallest=i</text:p>
      <text:p text:style-name="P8">print(smallest)</text:p>
      <text:p text:style-name="P8"/>
      <text:p text:style-name="P8"/>
      <text:p text:style-name="P8">Eg.7: Calculate the count, sum and average of numerical array</text:p>
      <text:p text:style-name="P8">Let x= [9, 41, 12, 3, 74, 15]</text:p>
      <text:p text:style-name="P8">count=sum=avg=0</text:p>
      <text:p text:style-name="P8">for i in x:</text:p>
      <text:p text:style-name="P8">count=count+1</text:p>
      <text:p text:style-name="P8">sum=sum+1</text:p>
      <text:p text:style-name="P8">avg=sum/count</text:p>
      <text:p text:style-name="P8">print(count)</text:p>
      <text:p text:style-name="P8">print(sum)</text:p>
      <text:p text:style-name="P5">print(avg)</text:p>
      <text:p text:style-name="P5"/>
      <text:p text:style-name="P8"><text:soft-page-break/>Eg.8: Filtering in a loop (print all numbers &gt;20)</text:p>
      <text:p text:style-name="P8">Let x= [9, 41, 12, 3, 74, 15]</text:p>
      <text:p text:style-name="P8">for i in x:</text:p>
      <text:p text:style-name="P8">if i&gt;20:</text:p>
      <text:p text:style-name="P8">print (i)</text:p>
      <text:p text:style-name="P8"/>
      <text:p text:style-name="P8"/>
      <text:p text:style-name="P8">Eg.9: For the above problem, instead of printing the result, store the elements in a</text:p>
      <text:p text:style-name="P8">variable (object)</text:p>
      <text:p text:style-name="P8">Let x= [9, 41, 12, 3, 74, 15]</text:p>
      <text:p text:style-name="P8">res=[]</text:p>
      <text:p text:style-name="P8">for i in x:</text:p>
      <text:p text:style-name="P8">if i&gt;20:</text:p>
      <text:p text:style-name="P8">res.append(i)</text:p>
      <text:p text:style-name="P8"/>
      <text:p text:style-name="P8"/>
      <text:p text:style-name="P8">Eg.10: For the above x, replace all elements &lt;20 into zero. Store the result in different</text:p>
      <text:p text:style-name="P8">variable (object)</text:p>
      <text:p text:style-name="P8">y=np.zeros(len(x))</text:p>
      <text:p text:style-name="P8">for i in range(len(x)):</text:p>
      <text:p text:style-name="P8">if x[i]&gt;20:</text:p>
      <text:p text:style-name="P8">y[i]=x[i]</text:p>
      <text:p text:style-name="P8">print(y)</text:p>
      <text:p text:style-name="P8"/>
      <text:p text:style-name="P8"/>
      <text:p text:style-name="P8">Eg. 11: Program using elif to check more than one condition.</text:p>
      <text:p text:style-name="P8">price = 10<text:span text:style-name="T3">11</text:span></text:p>
      <text:p text:style-name="P8">if price &gt; 100:</text:p>
      <text:p text:style-name="P8">print("price is greater than 100")</text:p>
      <text:p text:style-name="P8">elif price == 100:</text:p>
      <text:p text:style-name="P8">print("price is 100")</text:p>
      <text:p text:style-name="P8">elif price &lt; 100:</text:p>
      <text:p text:style-name="P5">print("price is less than 100")</text:p>
      <text:p text:style-name="P5"/>
      <text:p text:style-name="P8">Eg. 12: Program using while loop -</text:p>
      <text:p text:style-name="P8">program to display numbers from 1 to 5</text:p>
      <text:p text:style-name="P8"># initialize the variable</text:p>
      <text:p text:style-name="P8">i = 1</text:p>
      <text:p text:style-name="P8">n = 5</text:p>
      <text:p text:style-name="P8"># while loop from i = 1 to 5</text:p>
      <text:p text:style-name="P8">while i &lt;= n:</text:p>
      <text:p text:style-name="P8">print(i)</text:p>
      <text:p text:style-name="P5">i = i + 1</text:p>
      <text:p text:style-name="P5"/>
      <text:p text:style-name="P8"/>
      <text:p text:style-name="P8">Eg. 13:Take input from user , until user enters zero and calculate the sum of entered numbers.</text:p>
      <text:p text:style-name="P8"/>
      <text:p text:style-name="P8"><text:soft-page-break/>total = 0</text:p>
      <text:p text:style-name="P8">number = int(input('Enter a number: '))</text:p>
      <text:p text:style-name="P8"># add numbers until number is zero</text:p>
      <text:p text:style-name="P8">while number != 0:</text:p>
      <text:p text:style-name="P8">total += number # total = total + number</text:p>
      <text:p text:style-name="P8"># take integer input again</text:p>
      <text:p text:style-name="P8">number = int(input('Enter a number: '))</text:p>
      <text:p text:style-name="P5">print('total =', total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11:18:28.771802312</meta:creation-date>
    <dc:date>2024-02-01T11:23:18.203276901</dc:date>
    <meta:editing-duration>PT4M49S</meta:editing-duration>
    <meta:editing-cycles>1</meta:editing-cycles>
    <meta:document-statistic meta:table-count="0" meta:image-count="0" meta:object-count="0" meta:page-count="8" meta:paragraph-count="271" meta:word-count="1394" meta:character-count="8145" meta:non-whitespace-character-count="7009"/>
    <meta:generator>LibreOffice/6.4.7.2$Linux_X86_64 LibreOffice_project/40$Build-2</meta:generator>
  </office:meta>
</office:document-meta>
</file>